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fo:text-transform="uppercase" style:font-name="Times New Roman" fo:font-size="14pt" fo:font-style="italic" style:text-underline-style="solid" style:text-underline-type="double" style:text-underline-width="auto" style:text-underline-color="font-color" fo:font-weight="bold" style:font-name-asian="Times New Roman1" style:font-size-asian="14pt" style:language-asian="ru" style:country-asian="RU" style:font-style-asian="italic" style:font-weight-asian="bold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/>
    </style:style>
    <style:style style:name="P5" style:family="paragraph" style:parent-style-name="Standard">
      <style:paragraph-properties fo:text-align="justify" style:justify-single-word="false"/>
      <style:text-properties officeooo:rsid="00089ff4" officeooo:paragraph-rsid="00089ff4"/>
    </style:style>
    <style:style style:name="P6" style:family="paragraph" style:parent-style-name="Standard">
      <style:paragraph-properties fo:text-align="justify" style:justify-single-word="false"/>
      <style:text-properties officeooo:rsid="000a8841" officeooo:paragraph-rsid="000a8841"/>
    </style:style>
    <style:style style:name="P7" style:family="paragraph" style:parent-style-name="Standard">
      <style:paragraph-properties fo:margin-left="0in" fo:margin-right="0in" fo:text-align="justify" style:justify-single-word="false" fo:text-indent="0.2957in" style:auto-text-indent="false"/>
    </style:style>
    <style:style style:name="P8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fo:language="en" fo:country="US"/>
    </style:style>
    <style:style style:name="P9" style:family="paragraph" style:parent-style-name="Standard">
      <style:paragraph-properties fo:margin-top="0.0835in" fo:margin-bottom="0in" loext:contextual-spacing="false"/>
    </style:style>
    <style:style style:name="P10" style:family="paragraph" style:parent-style-name="Standard">
      <style:paragraph-properties fo:margin-top="0.0835in" fo:margin-bottom="0in" loext:contextual-spacing="false"/>
      <style:text-properties style:font-name="Times New Roman" fo:font-size="11pt" fo:language="en" fo:country="US" fo:font-style="italic" style:font-name-asian="Times New Roman1" style:font-size-asian="11pt" style:language-asian="ru" style:country-asian="RU" style:font-style-asian="italic" style:font-name-complex="Times New Roman1" style:font-size-complex="11pt"/>
    </style:style>
    <style:style style:name="P11" style:family="paragraph" style:parent-style-name="Standard">
      <style:paragraph-properties fo:margin-top="0.0835in" fo:margin-bottom="0in" loext:contextual-spacing="false" fo:text-align="center" style:justify-single-word="false"/>
    </style:style>
    <style:style style:name="P12" style:family="paragraph" style:parent-style-name="Standard">
      <style:paragraph-properties fo:margin-left="0.5in" fo:margin-right="0in" fo:text-indent="0in" style:auto-text-indent="false"/>
    </style:style>
    <style:style style:name="P13" style:family="paragraph" style:parent-style-name="Standard">
      <style:paragraph-properties fo:margin-top="0.0835in" fo:margin-bottom="0.0835in" loext:contextual-spacing="false" fo:text-align="center" style:justify-single-word="false"/>
    </style:style>
    <style:style style:name="P14" style:family="paragraph" style:parent-style-name="List_20_Paragraph">
      <style:paragraph-properties fo:margin-top="0.0835in" fo:margin-bottom="0.0835in" loext:contextual-spacing="false" fo:text-align="center" style:justify-single-word="false"/>
    </style:style>
    <style:style style:name="P15" style:family="paragraph" style:parent-style-name="Standard" style:master-page-name="Standard">
      <style:paragraph-properties fo:text-align="center" style:justify-single-word="false" style:page-number="auto"/>
    </style:style>
    <style:style style:name="P16" style:family="paragraph" style:parent-style-name="Standard" style:list-style-name="WWNum1">
      <style:paragraph-properties fo:text-align="justify" style:justify-single-word="false"/>
    </style:style>
    <style:style style:name="P17" style:family="paragraph" style:parent-style-name="Standard" style:list-style-name="WWNum2">
      <style:paragraph-properties fo:text-align="justify" style:justify-single-word="false"/>
    </style:style>
    <style:style style:name="P18" style:family="paragraph" style:parent-style-name="Standard" style:list-style-name="WWNum1">
      <style:paragraph-properties fo:text-align="justify" style:justify-single-word="false"/>
      <style:text-properties officeooo:rsid="00089ff4" officeooo:paragraph-rsid="00089ff4"/>
    </style:style>
    <style:style style:name="P19" style:family="paragraph" style:parent-style-name="Standard" style:list-style-name="WWNum3"/>
    <style:style style:name="P20" style:family="paragraph" style:parent-style-name="Standard" style:list-style-name="WWNum4"/>
    <style:style style:name="P21" style:family="paragraph" style:parent-style-name="Standard" style:list-style-name="WWNum2">
      <style:paragraph-properties fo:text-align="justify" style:justify-single-word="false"/>
      <style:text-properties officeooo:rsid="000f72ac" officeooo:paragraph-rsid="000f72ac"/>
    </style:style>
    <style:style style:name="P22" style:family="paragraph" style:parent-style-name="Standard" style:list-style-name="WWNum2">
      <style:paragraph-properties fo:text-align="justify" style:justify-single-word="false"/>
      <style:text-properties officeooo:rsid="0010887b" officeooo:paragraph-rsid="0010887b"/>
    </style:style>
    <style:style style:name="P23" style:family="paragraph" style:parent-style-name="Standard" style:list-style-name="WWNum2">
      <style:paragraph-properties fo:text-align="justify" style:justify-single-word="false"/>
      <style:text-properties officeooo:rsid="00112a56" officeooo:paragraph-rsid="00112a56"/>
    </style:style>
    <style:style style:name="P24" style:family="paragraph" style:parent-style-name="Standard" style:list-style-name="WWNum2">
      <style:paragraph-properties fo:text-align="justify" style:justify-single-word="false"/>
      <style:text-properties officeooo:rsid="0012a709" officeooo:paragraph-rsid="0012a709"/>
    </style:style>
    <style:style style:name="P25" style:family="paragraph" style:parent-style-name="Standard" style:list-style-name="WWNum2">
      <style:paragraph-properties fo:text-align="justify" style:justify-single-word="false"/>
      <style:text-properties officeooo:rsid="00130538" officeooo:paragraph-rsid="00130538"/>
    </style:style>
    <style:style style:name="P26" style:family="paragraph" style:parent-style-name="Standard" style:list-style-name="WWNum2">
      <style:paragraph-properties fo:text-align="justify" style:justify-single-word="false"/>
      <style:text-properties officeooo:rsid="0013ff2d" officeooo:paragraph-rsid="0013ff2d"/>
    </style:style>
    <style:style style:name="P27" style:family="paragraph" style:parent-style-name="Standard" style:list-style-name="WWNum2">
      <style:paragraph-properties fo:text-align="justify" style:justify-single-word="false"/>
      <style:text-properties officeooo:rsid="0014d9a8" officeooo:paragraph-rsid="0014d9a8"/>
    </style:style>
    <style:style style:name="P28" style:family="paragraph" style:parent-style-name="Standard" style:list-style-name="WWNum2">
      <style:paragraph-properties fo:text-align="justify" style:justify-single-word="false"/>
      <style:text-properties officeooo:rsid="0015d4ce" officeooo:paragraph-rsid="0015d4ce"/>
    </style:style>
    <style:style style:name="P29" style:family="paragraph" style:parent-style-name="Standard" style:list-style-name="WWNum2">
      <style:paragraph-properties fo:text-align="justify" style:justify-single-word="false"/>
      <style:text-properties officeooo:rsid="00179633" officeooo:paragraph-rsid="00179633"/>
    </style:style>
    <style:style style:name="T1" style:family="text">
      <style:text-properties fo:text-transform="uppercase" fo:font-size="14pt" fo:language="en" fo:country="US" fo:font-style="italic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/>
    </style:style>
    <style:style style:name="T2" style:family="text">
      <style:text-properties fo:text-transform="uppercase" fo:font-size="14pt" fo:font-style="italic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fo:font-weight="bold" style:font-style-asian="italic" style:font-weight-asian="bold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language="en" fo:country="US" fo:font-weight="bold" style:font-weight-asian="bold"/>
    </style:style>
    <style:style style:name="T8" style:family="text">
      <style:text-properties fo:font-style="italic" fo:font-weight="bold" style:font-style-asian="italic" style:font-weight-asian="bold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bold" style:font-weight-asian="bold"/>
    </style:style>
    <style:style style:name="T12" style:family="text">
      <style:text-properties fo:font-size="11pt" fo:language="en" fo:country="US" fo:font-style="italic" style:font-size-asian="11pt" style:font-style-asian="italic" style:font-size-complex="11pt"/>
    </style:style>
    <style:style style:name="T13" style:family="text">
      <style:text-properties fo:font-size="11pt" fo:language="en" fo:country="US" fo:font-style="italic" fo:font-weight="bold" style:font-size-asian="11pt" style:font-style-asian="italic" style:font-weight-asian="bold" style:font-size-complex="11pt"/>
    </style:style>
    <style:style style:name="T14" style:family="text">
      <style:text-properties fo:font-size="11pt" fo:font-style="italic" style:font-size-asian="11pt" style:font-style-asian="italic" style:font-size-complex="11pt"/>
    </style:style>
    <style:style style:name="T15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16" style:family="text">
      <style:text-properties fo:font-size="14pt" fo:language="en" fo:country="US" fo:font-style="italic" fo:font-weight="bold" style:font-size-asian="14pt" style:font-style-asian="italic" style:font-weight-asian="bold" style:font-size-complex="14pt"/>
    </style:style>
    <style:style style:name="T17" style:family="text">
      <style:text-properties style:font-style-complex="italic"/>
    </style:style>
    <style:style style:name="T18" style:family="text">
      <style:text-properties officeooo:rsid="000c3a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Translations</text:span><text:span text:style-name="T2"> <text:s/>(</text:span><text:span text:style-name="T1">Participle</text:span><text:span text:style-name="T2">)</text:span></text:p>
      <text:p text:style-name="P3"/>
      <text:p text:style-name="P7"><text:span text:style-name="T4">Forms</text:span><text:span text:style-name="T8"> </text:span><text:span text:style-name="T4">of</text:span><text:span text:style-name="T8"> </text:span><text:span text:style-name="T4">Participle</text:span><text:span text:style-name="T8">:</text:span><text:span text:style-name="T11"> </text:span><text:span text:style-name="T7">doing</text:span> – делая, делающий, делавший, <text:span text:style-name="T7">having</text:span><text:span text:style-name="T11"> </text:span><text:span text:style-name="T7">done</text:span> – сделав, <text:span text:style-name="T7">done</text:span> – сделанный, <text:span text:style-name="T7">being</text:span><text:span text:style-name="T11"> </text:span><text:span text:style-name="T7">done</text:span> – делаемый (который делают сейчас), будучи делаемым (когда что-то делают, так как что-то делали в тот момент), будучи сделанным (так как что-то сделано), <text:span text:style-name="T7">having</text:span><text:span text:style-name="T11"> </text:span><text:span text:style-name="T7">been</text:span><text:span text:style-name="T11"> </text:span><text:span text:style-name="T7">done</text:span> – будучи сделанным (после того, как что-то сделали, так как что-то сделали)</text:p>
      <text:p text:style-name="P7"><text:span text:style-name="T11">!!! сделавший – </text:span>нет соответствующей формы причастия, поэтому употребим придаточное предложение. <text:span text:style-name="T3">Ex: The student who made this mistake doesn’t know the grammar.</text:span></text:p>
      <text:p text:style-name="P8">Some more examples:</text:p>
      <text:p text:style-name="Standard"><text:span text:style-name="T12">1) </text:span><text:span text:style-name="T14">а</text:span><text:span text:style-name="T12">) The boy </text:span><text:span text:style-name="T13">doing</text:span><text:span text:style-name="T12"> the exercise is my brother. - </text:span><text:span text:style-name="T14">делающий</text:span></text:p>
      <text:p text:style-name="Standard"><text:span text:style-name="T12"><text:s text:c="4"/></text:span><text:span text:style-name="T14">б</text:span><text:span text:style-name="T12">) </text:span><text:span text:style-name="T13">Doing</text:span><text:span text:style-name="T12"> the exercise he made several mistakes. – </text:span><text:span text:style-name="T14">делая</text:span></text:p>
      <text:p text:style-name="P9"><text:span text:style-name="T12">2) </text:span><text:span text:style-name="T13">Having done</text:span><text:span text:style-name="T12"> the exercise, he went for a walk. – </text:span><text:span text:style-name="T14">сделав</text:span></text:p>
      <text:p text:style-name="P9"><text:span text:style-name="T12">3) The teacher checked the exercise </text:span><text:span text:style-name="T13">done</text:span><text:span text:style-name="T12"> by the boy. – </text:span><text:span text:style-name="T14">сделанное</text:span></text:p>
      <text:p text:style-name="P9"><text:span text:style-name="T12">4) </text:span><text:span text:style-name="T14">а</text:span><text:span text:style-name="T12">) The exercise </text:span><text:span text:style-name="T13">being done</text:span><text:span text:style-name="T12"> by him is useful. – </text:span><text:span text:style-name="T14">делаемое</text:span><text:span text:style-name="T12"> (</text:span><text:span text:style-name="T14">сейчас</text:span><text:span text:style-name="T12">)</text:span></text:p>
      <text:p text:style-name="Standard"><text:span text:style-name="T12"><text:s text:c="8"/>The exercise </text:span><text:span text:style-name="T13">being done</text:span><text:span text:style-name="T12"> by the children was difficult. – </text:span><text:span text:style-name="T14">делаемое</text:span><text:span text:style-name="T12"> (</text:span><text:span text:style-name="T14">тогда</text:span><text:span text:style-name="T12">)</text:span></text:p>
      <text:p text:style-name="Standard"><text:span text:style-name="T12"><text:s text:c="4"/></text:span><text:span text:style-name="T14">б</text:span><text:span text:style-name="T12">) </text:span><text:span text:style-name="T13">Being asked</text:span><text:span text:style-name="T12"> this question, he usually gets angry. – </text:span><text:span text:style-name="T14">Когда</text:span><text:span text:style-name="T12"> </text:span><text:span text:style-name="T14">ему</text:span><text:span text:style-name="T12"> </text:span><text:span text:style-name="T14">задают</text:span><text:span text:style-name="T12"> </text:span><text:span text:style-name="T14">этот</text:span><text:span text:style-name="T12"> </text:span><text:span text:style-name="T14">вопрос</text:span><text:span text:style-name="T12">, </text:span><text:span text:style-name="T14">он</text:span><text:span text:style-name="T12"> </text:span><text:span text:style-name="T14">сердится</text:span><text:span text:style-name="T12">.</text:span></text:p>
      <text:p text:style-name="P9"><text:span text:style-name="T12">5) </text:span><text:span text:style-name="T13">Having been asked</text:span><text:span text:style-name="T12"> a few questions, he was allowed to go. – После </text:span><text:span text:style-name="T14">того</text:span><text:span text:style-name="T12"> </text:span><text:span text:style-name="T14">как</text:span><text:span text:style-name="T12"> </text:span><text:span text:style-name="T14">ему</text:span><text:span text:style-name="T12"> </text:span><text:span text:style-name="T14">задали</text:span><text:span text:style-name="T12"> </text:span><text:span text:style-name="T14">несколько</text:span><text:span text:style-name="T12"> <text:s text:c="3"/></text:span><text:span text:style-name="T14">вопросов</text:span><text:span text:style-name="T12">, </text:span><text:span text:style-name="T14">ему</text:span><text:span text:style-name="T12"> </text:span><text:span text:style-name="T14">разрешили</text:span><text:span text:style-name="T12"> </text:span><text:span text:style-name="T14">идти</text:span><text:span text:style-name="T12">.</text:span></text:p>
      <text:p text:style-name="P9"><text:span text:style-name="T5">6)a) The weather </text:span><text:span text:style-name="T6">being</text:span><text:span text:style-name="T5"> fine, we went for a walk. (= </text:span><text:span text:style-name="T6">As</text:span><text:span text:style-name="T5"> the weather </text:span><text:span text:style-name="T6">was</text:span><text:span text:style-name="T5"> fine, we went…)</text:span></text:p>
      <text:p text:style-name="Standard"><text:span text:style-name="T5"><text:s text:c="3"/>b) The weather </text:span><text:span text:style-name="T6">being</text:span><text:span text:style-name="T5"> fine, we will go for a walk. (= </text:span><text:span text:style-name="T6">If</text:span><text:span text:style-name="T5"> the weather </text:span><text:span text:style-name="T6">is</text:span><text:span text:style-name="T5"> fine, we will…)</text:span></text:p>
      <text:p text:style-name="Standard"><text:span text:style-name="T5">7)The boy was walking along the street, (with) the dog </text:span><text:span text:style-name="T6">following</text:span><text:span text:style-name="T5"> him.</text:span></text:p>
      <text:p text:style-name="P12"><text:span text:style-name="T5">(= The boy was walking along the street </text:span><text:span text:style-name="T6">and</text:span><text:span text:style-name="T5"> the dog </text:span><text:span text:style-name="T6">was following</text:span><text:span text:style-name="T5"> him.)</text:span></text:p>
      <text:p text:style-name="P10"/>
      <text:p text:style-name="P4"><text:bookmark text:name="_GoBack"/>Переводы с русского языка</text:p>
      <text:p text:style-name="P1"><text:span text:style-name="T16">Translation</text:span><text:span text:style-name="T15"> №1</text:span></text:p>
      <text:p text:style-name="P2"/>
      <text:list xml:id="list4243453779313210575" text:style-name="WWNum1">
        <text:list-item>
          <text:p text:style-name="P16">Чтобы дети, слушающие его, запомнили каждое слово, он говорил медленно.</text:p>
        </text:list-item>
      </text:list>
      <text:p text:style-name="P5">To make kids listening to him remember every word, he spoke slowly.</text:p>
      <text:p text:style-name="P6">For kids list. To him to remember every word he soke...</text:p>
      <text:list xml:id="list111815064758789" text:continue-numbering="true" text:style-name="WWNum1">
        <text:list-item>
          <text:p text:style-name="P16">Судя по внешности, можно было сказать, что этот человек приехал с юга.</text:p>
        </text:list-item>
      </text:list>
      <text:p text:style-name="P5">Judjing by appearance, this man came from south.</text:p>
      <text:list xml:id="list111815011290712" text:continue-numbering="true" text:style-name="WWNum1">
        <text:list-item>
          <text:p text:style-name="P16">Когда его спросили об этом, учитель отклонился от темы урока и рассказал ученикам одну историю. (Будучи спрошенным …)</text:p>
          <text:p text:style-name="P18"><text:span text:style-name="T18">Being</text:span> asked about that, the teacher wandered off the point of subject and told kids a story.</text:p>
        </text:list-item>
        <text:list-item>
          <text:p text:style-name="P16">Пьеса, которую <text:s/>репетируют сейчас, была написана 100 лет назад. (Пьеса, репетируемая сейчас…) </text:p>
          <text:p text:style-name="P18">The play being rehearsed now was written 100 years ago</text:p>
        </text:list-item>
        <text:list-item>
          <text:p text:style-name="P16">Лекция, прерванная <text:s/>прибытием делегации, продолжилась 10 минут спустя. </text:p>
          <text:p text:style-name="P18">The lecture interrupted by the appearance of the delegation continued 10 minutes after.</text:p>
        </text:list-item>
        <text:list-item>
          <text:p text:style-name="P16">Приняв участие в 3 соревнованиях, он решил оставить спорт. </text:p>
          <text:p text:style-name="P18">Having participated three competitions, he decided to leave sports.</text:p>
        </text:list-item>
        <text:list-item>
          <text:p text:style-name="P16">Люди, уделяющие мало внимания своему произношению, могут испытывать проблемы в общении. </text:p>
        </text:list-item>
      </text:list>
      <text:p text:style-name="P5">People paying little attention to their pronunciation might have communication issues.</text:p>
      <text:list xml:id="list111816849171975" text:continue-numbering="true" text:style-name="WWNum1">
        <text:list-item>
          <text:p text:style-name="P16">Услышав эту историю из неподтвержденных источников, я считал, что это ложь. (<text:span text:style-name="T3">on</text:span> <text:span text:style-name="T3">the</text:span> <text:span text:style-name="T3">grapevine</text:span>)</text:p>
          <text:p text:style-name="P18">Having heard this story on the grapevine, I thought it was a lie.</text:p>
        </text:list-item>
        <text:list-item>
          <text:p text:style-name="P16">Когда ему об этом рассказали, он рассмеялся.</text:p>
          <text:p text:style-name="P18"><text:soft-page-break/>Having been told about this, he laught.</text:p>
        </text:list-item>
        <text:list-item>
          <text:p text:style-name="P16">Беспокоясь о возможных последствиях эксперимента, они хотели отменить его.</text:p>
          <text:p text:style-name="P18">Being worried about possible consequences of the experiment, they wanted to cancel it.</text:p>
        </text:list-item>
        <text:list-item>
          <text:p text:style-name="P16">Слово, использованное в этом предложение, может иметь два разных смысла.</text:p>
          <text:p text:style-name="P18">The word used in this sentence might have two different meanings</text:p>
        </text:list-item>
        <text:list-item>
          <text:p text:style-name="P16">Смелость, проявленная ребенком в этой ситуации, спасла жизнь ему и его брату. </text:p>
          <text:p text:style-name="P18">The courage shown by this child in this situation saved his and his brother's lifes.</text:p>
        </text:list-item>
      </text:list>
      <text:p text:style-name="P13"><text:span text:style-name="T16">Translation </text:span><text:span text:style-name="T15">№</text:span><text:span text:style-name="T16">2</text:span></text:p>
      <text:list xml:id="list4745125776339423167" text:style-name="WWNum2">
        <text:list-item>
          <text:p text:style-name="P17">Будучи очень застенчивым человеком, он никогда не выступал перед большой аудиторией.</text:p>
          <text:p text:style-name="P21">Being a very shy person, he has never spoken in front of a large audience.</text:p>
        </text:list-item>
        <text:list-item>
          <text:p text:style-name="P17">Проблемы, возникающие на этом этапе эксперимента, можно легко решить. (<text:span text:style-name="T3">a stage – </text:span>этап)</text:p>
          <text:p text:style-name="P21">Problems rising on this stage are easily solved.</text:p>
        </text:list-item>
        <text:list-item>
          <text:p text:style-name="P17">Пытаясь вырваться из этого порочного круга, он решил найти работу.</text:p>
          <text:p text:style-name="P22">Trying to escape this vicious circle, he decided to find a job.</text:p>
        </text:list-item>
        <text:list-item>
          <text:p text:style-name="P17">Решение, предложенное им, оказалось интересным.</text:p>
          <text:p text:style-name="P23">The decision suggested by him turned up to be interesting.</text:p>
        </text:list-item>
        <text:list-item>
          <text:p text:style-name="P17">Человек, предложивший такое решение, определенно не знает всех подробностей этой сложной ситуации.</text:p>
          <text:p text:style-name="P24">The one suggested such a decision definitely doesn't know about all of the details of this complex situation.</text:p>
        </text:list-item>
        <text:list-item>
          <text:p text:style-name="P17">Усовершенствовав свой английский, он нашел работу переводчика.</text:p>
          <text:p text:style-name="P24">Having improved his english, he has found a translator job.</text:p>
        </text:list-item>
        <text:list-item>
          <text:p text:style-name="P17">Поощряемый друзьями, он решил поступать в театральное училище. (<text:span text:style-name="T3">drama college)</text:span></text:p>
          <text:p text:style-name="P25"><text:span text:style-name="T3">Being encouraged by friends he decided to apply to a drama college.</text:span></text:p>
        </text:list-item>
        <text:list-item>
          <text:p text:style-name="P17">Испытывая недостаток в деньгах, он не мог купить такие дорогие билеты.</text:p>
          <text:p text:style-name="P25">Being short of money he couldn't afford to buy such expensive tickets.</text:p>
        </text:list-item>
        <text:list-item>
          <text:p text:style-name="P17">Новый метод, введенный ими, вскоре полностью заменит старый. </text:p>
          <text:p text:style-name="P26">The new method invented by them soon will completely replace the old one.</text:p>
        </text:list-item>
        <text:list-item>
          <text:p text:style-name="P17">Ученые, решающие эту проблему, уверены в успехе. (<text:span text:style-name="T3">to</text:span> <text:span text:style-name="T3">be</text:span> <text:span text:style-name="T3">confident</text:span> <text:span text:style-name="T3">of</text:span>)</text:p>
          <text:p text:style-name="P27">Scientists solving this problem are confident of success.</text:p>
        </text:list-item>
        <text:list-item>
          <text:p text:style-name="P17">Человек, решивший эту задачу, не хочет принимать награду. </text:p>
          <text:p text:style-name="P28">The man solved this task doesn't want to be rewarded.</text:p>
        </text:list-item>
        <text:list-item>
          <text:p text:style-name="P17">Вопросы, обсуждаемые в данный момент, могут значительно повлиять на развитие науки. (<text:span text:style-name="T3">The matters…)</text:span></text:p>
          <text:p text:style-name="P29"><text:span text:style-name="T3">The matters being discussed at this moment might significantly impact on development of science.</text:span></text:p>
        </text:list-item>
        <text:list-item>
          <text:p text:style-name="P17">После того как ему напомнили о его обещании, он начал помогать нам.</text:p>
          <text:p text:style-name="P29">Having been remembered about his promise, he started to help us.</text:p>
        </text:list-item>
      </text:list>
      <text:p text:style-name="P11"><text:span text:style-name="T16">Translation </text:span><text:span text:style-name="T15">№</text:span><text:span text:style-name="T16">3</text:span></text:p>
      <text:list xml:id="list595121979608329618" text:style-name="WWNum3">
        <text:list-item>
          <text:p text:style-name="P19">Текст, переводимый сейчас, сложнее, чем текст, переведенный на прошлой неделе.</text:p>
        </text:list-item>
        <text:list-item>
          <text:p text:style-name="P19">Решив уравнение, он должен был проверить результаты. </text:p>
        </text:list-item>
        <text:list-item>
          <text:p text:style-name="P19">Эксперимент, следующий за лекцией, поможет студентам лучше понять теорию. </text:p>
        </text:list-item>
        <text:list-item>
          <text:p text:style-name="P19">Полученные ими результаты обсуждались на конференции.</text:p>
        </text:list-item>
        <text:list-item>
          <text:p text:style-name="P19">Введя новый термин, автор объяснил его физическое значение. (<text:span text:style-name="T3">to</text:span> <text:span text:style-name="T3">introduce</text:span> <text:span text:style-name="T3">a</text:span> <text:span text:style-name="T3">term</text:span>)</text:p>
        </text:list-item>
        <text:list-item>
          <text:p text:style-name="P19">Величины, измеряемые сейчас, очень важны для конечного результата. (<text:span text:style-name="T3">quantities, to measure)</text:span></text:p>
        </text:list-item>
        <text:list-item>
          <text:p text:style-name="P19">Сравнивая теоретические и экспериментальные результаты, мы пришли к интересному заключению. </text:p>
        </text:list-item>
        <text:list-item>
          <text:p text:style-name="P19"><text:soft-page-break/>Изучив полученные результаты, мы обнаружили ошибку. </text:p>
        </text:list-item>
        <text:list-item>
          <text:p text:style-name="P19">Закон, открытый этим ученым, упоминается в первой главе. </text:p>
        </text:list-item>
        <text:list-item>
          <text:p text:style-name="P19">Явление, наблюдаемое сейчас, следует обсудить на конференции. </text:p>
        </text:list-item>
        <text:list-item>
          <text:p text:style-name="P19">Сравнив свои наблюдения, они смогли оценить точность эксперимента. (<text:span text:style-name="T3">observation</text:span>, <text:span text:style-name="T3">to</text:span> <text:span text:style-name="T3">evaluate</text:span>, <text:span text:style-name="T3">accuracy</text:span>)</text:p>
        </text:list-item>
        <text:list-item>
          <text:p text:style-name="P19">Я видел, как он бросил камень. Камень, брошенный им, разбил окно.</text:p>
        </text:list-item>
      </text:list>
      <text:p text:style-name="P14"><text:span text:style-name="T16">Translation </text:span><text:span text:style-name="T15">№</text:span><text:span text:style-name="T16">4</text:span></text:p>
      <text:list xml:id="list8984362500363586939" text:style-name="WWNum4">
        <text:list-item>
          <text:p text:style-name="P20">Никто не мог побить рекорд, установленный им в 1990.</text:p>
        </text:list-item>
        <text:list-item>
          <text:p text:style-name="P20">Все яхтсмены, принимающие участие в гонке, настоящие профессионалы.</text:p>
        </text:list-item>
        <text:list-item>
          <text:p text:style-name="P20">Спортсмен, преодолевший все трудности, собирается вернуться в спорт. (<text:span text:style-name="T3">to overcome, to return)</text:span></text:p>
        </text:list-item>
        <text:list-item>
          <text:p text:style-name="P20">Открытие, <text:span text:style-name="T17">подтверждающее</text:span> его гипотезу, было сделано 2 года назад. (<text:span text:style-name="T3">to confirm)</text:span></text:p>
        </text:list-item>
        <text:list-item>
          <text:p text:style-name="P20"><text:span text:style-name="T17">После того как нас снабдили</text:span> всей необходимой информацией, мы пришли к интересному заключению. <text:span text:style-name="T10">(Будучи снабженными)</text:span> (<text:span text:style-name="T3">to</text:span> <text:span text:style-name="T3">provide</text:span> <text:span text:style-name="T3">with</text:span>)</text:p>
        </text:list-item>
        <text:list-item>
          <text:p text:style-name="P20">Метод, <text:span text:style-name="T17">выбранный</text:span> ими, довольно эффективен, несмотря на некоторые недостатки. (<text:span text:style-name="T3">efficient, in spite of</text:span>)</text:p>
        </text:list-item>
        <text:list-item>
          <text:p text:style-name="P20"><text:span text:style-name="T10">Находясь под впечатлением от </text:span><text:s/>его слов, она решила искать другую работу.</text:p>
        </text:list-item>
        <text:list-item>
          <text:p text:style-name="P20"><text:span text:style-name="T10">Упомянув </text:span>преимущества этого метода, он перешел к следующей части своего доклада. (<text:span text:style-name="T3">to</text:span> <text:span text:style-name="T3">mention</text:span>, <text:span text:style-name="T3">to</text:span> <text:span text:style-name="T3">move</text:span> <text:span text:style-name="T3">on</text:span> <text:span text:style-name="T3">to</text:span>)</text:p>
        </text:list-item>
        <text:list-item>
          <text:p text:style-name="P20">Грамматика, <text:span text:style-name="T10">изучаемая</text:span> сейчас, часто употребляется в письменном английском.</text:p>
        </text:list-item>
        <text:list-item>
          <text:p text:style-name="P20"><text:span text:style-name="T9">Сравнивая</text:span> результаты, я заметил значительную разницу.</text:p>
        </text:list-item>
        <text:list-item>
          <text:p text:style-name="P20"><text:span text:style-name="T9">Полученные</text:span> нами результаты будут обсуждаться на конференции.</text:p>
        </text:list-item>
        <text:list-item>
          <text:p text:style-name="P20">Неправильно поняв мои слова, он сделал неверные выводы. (<text:span text:style-name="T3">to misunderstand)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1T15:32:00</meta:creation-date>
    <meta:initial-creator>МУСЯПА</meta:initial-creator>
    <dc:language>en-US</dc:language>
    <dc:date>2016-02-14T11:18:14.954767750</dc:date>
    <meta:editing-cycles>18</meta:editing-cycles>
    <meta:editing-duration>PT31M51S</meta:editing-duration>
    <meta:generator>LibreOffice/4.3.3.2$Linux_X86_64 LibreOffice_project/430m0$Build-2</meta:generator>
    <meta:document-statistic meta:table-count="0" meta:image-count="0" meta:object-count="0" meta:page-count="3" meta:paragraph-count="96" meta:word-count="1108" meta:character-count="7167" meta:non-whitespace-character-count="6151"/>
    <meta:template xlink:type="simple" xlink:actuate="onRequest" xlink:title="Normal" xlink:href=""/>
  </office:meta>
</office:document-meta>
</file>